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test_Legend" table:style-name="ta1">
        <table:table-column table:style-name="co18" table:default-cell-style-name="ce29"/>
        <table:table-column table:style-name="co19" table:default-cell-style-name="ce32"/>
        <table:table-column table:style-name="co20" table:default-cell-style-name="Default"/>
        <table:table-row table:style-name="ro1">
          <table:table-cell table:style-name="ce22" office:value-type="string">
            <text:p>__test_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23" office:value-type="string">
            <text:p>__test_Fill in Asset Prices in the Input Tab for calculation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>
            <text:p>__test_This report leverages the details of your transactions to give you a snapshot of the value of your unsold holdings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" office:value-type="string">
            <text:p>__test_This file contains two versions of the same report. One version is grouped by Asset, the other by Asset and Exchange (or wallet)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5" office:value-type="string">
            <text:p/>
          </table:table-cell>
          <table:table-cell table:style-name="ce33"/>
          <table:table-cell table:style-name="ce54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__test_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Accounting Method</text:p>
          </table:table-cell>
          <table:table-cell table:style-name="transparent_default" office:value-type="string">
            <text:p>F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6" office:value-type="string">
            <text:p/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__test_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Asset</text:p>
          </table:table-cell>
          <table:table-cell table:style-name="transparent_5f_default" office:value-type="string">
            <text:p>__test_Crypto / asset symbol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Holder</text:p>
          </table:table-cell>
          <table:table-cell table:style-name="transparent_5f_default" office:value-type="string">
            <text:p>__test_Asset hold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Exchange</text:p>
          </table:table-cell>
          <table:table-cell table:style-name="transparent_5f_default" office:value-type="string">
            <text:p>__test_Exchange or wallet where balance is held (Asset - Exchange tab only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Crypto Balance</text:p>
          </table:table-cell>
          <table:table-cell table:style-name="Default" office:value-type="string">
            <text:p>__test_Amount of given asset hel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JPY Per Unit Cost Basis</text:p>
          </table:table-cell>
          <table:table-cell table:style-name="Default" office:value-type="string">
            <text:p>__test_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>
            <text:p>__test_JPY Unrealized Cost Basis</text:p>
          </table:table-cell>
          <table:table-cell table:style-name="Default" office:value-type="string">
            <text:p>__test_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__test_Cost Basis Weight %</text:p>
          </table:table-cell>
          <table:table-cell table:style-name="Default" office:value-type="string">
            <text:p>__test_Size of investment relative to other assets for cost basis (JPY Unrealized Cost Basis divided by the sum of all assets' JPY Unrealized Cost Basi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Per Unit Input Price</text:p>
          </table:table-cell>
          <table:table-cell table:style-name="Default" office:value-type="string">
            <text:p>__test_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Unrealized Value</text:p>
          </table:table-cell>
          <table:table-cell table:style-name="Default" office:value-type="string">
            <text:p>__test_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Unrealized Gain / Loss</text:p>
          </table:table-cell>
          <table:table-cell table:style-name="ce24" office:value-type="string">
            <text:p>__test_Unrealized Value -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Unrealized Gain / Loss %</text:p>
          </table:table-cell>
          <table:table-cell office:value-type="string">
            <text:p>__test_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Unrealized G/L of Total Cost Basis %</text:p>
          </table:table-cell>
          <table:table-cell office:value-type="string">
            <text:p>__test_Indicates the percent of which this asset's unrealized gain/loss contributed to the whole portfolio's Unrealized Gain / Loss %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__test_JPY Unrealized Value Weight %</text:p>
          </table:table-cell>
          <table:table-cell office:value-type="string">
            <text:p>__test_Size of investment relative to the portfolio's unrealized value (Unrealized Value divided by sum of all assets'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__test_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" office:value-type="string">
            <text:p>__test_Gray</text:p>
          </table:table-cell>
          <table:table-cell office:value-type="string">
            <text:p>__test_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" office:value-type="string">
            <text:p>__test_Yellow</text:p>
          </table:table-cell>
          <table:table-cell table:style-name="ce34" office:value-type="string">
            <text:p>__test_Information calculated based on values entered in the Input tab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24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__test_Asset" table:style-name="ta1">
        <table:table-column table:style-name="co13" table:default-cell-style-name="ce43"/>
        <table:table-column table:style-name="co13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__test_Open Positions by Asset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44"/>
          <table:table-cell table:style-name="ce45" office:value-type="string">
            <text:p>__test_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__test_Crypto</text:p>
          </table:table-cell>
          <table:table-cell office:value-type="string">
            <text:p>__test_JPY Per Unit</text:p>
          </table:table-cell>
          <table:table-cell office:value-type="string">
            <text:p>__test_JPY Unrealized</text:p>
          </table:table-cell>
          <table:table-cell office:value-type="string">
            <text:p>__test_Cost Basis</text:p>
          </table:table-cell>
          <table:table-cell office:value-type="string">
            <text:p>__test_JPY Per Unit</text:p>
          </table:table-cell>
          <table:table-cell office:value-type="string">
            <text:p>__test_JPY Unrealized</text:p>
          </table:table-cell>
          <table:table-cell office:value-type="string">
            <text:p>__test_JPY Unrealized</text:p>
          </table:table-cell>
          <table:table-cell office:value-type="string">
            <text:p>__test_JPY Unrealized</text:p>
          </table:table-cell>
          <table:table-cell table:style-name="ce47" office:value-type="string">
            <text:p>__test_Unrealized G/L of</text:p>
          </table:table-cell>
          <table:table-cell office:value-type="string">
            <text:p>__test_JPY Unrealized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Holder</text:p>
          </table:table-cell>
          <table:table-cell office:value-type="string">
            <text:p>__test_Balance</text:p>
          </table:table-cell>
          <table:table-cell office:value-type="string">
            <text:p>__test_Cost Basis</text:p>
          </table:table-cell>
          <table:table-cell office:value-type="string">
            <text:p>__test_Cost Basis</text:p>
          </table:table-cell>
          <table:table-cell office:value-type="string">
            <text:p>__test_Weight %</text:p>
          </table:table-cell>
          <table:table-cell office:value-type="string">
            <text:p>__test_Input Price</text:p>
          </table:table-cell>
          <table:table-cell office:value-type="string">
            <text:p>__test_Value</text:p>
          </table:table-cell>
          <table:table-cell office:value-type="string">
            <text:p>__test_Gain / Loss</text:p>
          </table:table-cell>
          <table:table-cell office:value-type="string">
            <text:p>__test_Gain / Loss %</text:p>
          </table:table-cell>
          <table:table-cell table:style-name="ce48" office:value-type="string">
            <text:p>__test_Total Cost Basis %</text:p>
          </table:table-cell>
          <table:table-cell office:value-type="string">
            <text:p>__test_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="15.0" office:value-type="float" table:style-name="transparent_crypto"/>
          <table:table-cell office:value="13733.333333333334" office:value-type="float" table:style-name="transparent_fiat"/>
          <table:table-cell office:value="206000.0" office:value-type="float" table:style-name="transparent_fiat"/>
          <table:table-cell office:value="0.41136978149475006" office:value-type="float" table:style-name="transparent_percent"/>
          <table:table-cell table:formula="=IF(VLOOKUP(A4;$__test_Input.A:B;2;0)=&quot;Enter asset value&quot;;&quot;See Input tab&quot;;VLOOKUP(A4;$__test_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9)" table:style-name="transparent_percent"/>
          <table:table-cell table:formula="=H4/SUM(H$4:H$9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="3.0" office:value-type="float" table:style-name="transparent_crypto"/>
          <table:table-cell office:value="15100.0" office:value-type="float" table:style-name="transparent_fiat"/>
          <table:table-cell office:value="45300.0" office:value-type="float" table:style-name="transparent_fiat"/>
          <table:table-cell office:value="0.09046141311510765" office:value-type="float" table:style-name="transparent_percent"/>
          <table:table-cell table:formula="=IF(VLOOKUP(A5;$__test_Input.A:B;2;0)=&quot;Enter asset value&quot;;&quot;See Input tab&quot;;VLOOKUP(A5;$__test_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9)" table:style-name="transparent_percent"/>
          <table:table-cell table:formula="=H5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14.29" office:value-type="float" table:style-name="transparent_crypto"/>
          <table:table-cell office:value="13745.679839249833" office:value-type="float" table:style-name="transparent_fiat"/>
          <table:table-cell office:value="196425.7649028801" office:value-type="float" table:style-name="transparent_fiat"/>
          <table:table-cell office:value="0.39225060188367444" office:value-type="float" table:style-name="transparent_percent"/>
          <table:table-cell table:formula="=IF(VLOOKUP(A6;$__test_Input.A:B;2;0)=&quot;Enter asset value&quot;;&quot;See Input tab&quot;;VLOOKUP(A6;$__test_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9)" table:style-name="transparent_percent"/>
          <table:table-cell table:formula="=H6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3745.679839249833" office:value-type="float" table:style-name="transparent_fiat"/>
          <table:table-cell office:value="8797.235097119892" office:value-type="float" table:style-name="transparent_fiat"/>
          <table:table-cell office:value="0.0175675566973794" office:value-type="float" table:style-name="transparent_percent"/>
          <table:table-cell table:formula="=IF(VLOOKUP(A7;$__test_Input.A:B;2;0)=&quot;Enter asset value&quot;;&quot;See Input tab&quot;;VLOOKUP(A7;$__test_Input.A:B;2;0)" table:style-name="transparent_fiat"/>
          <table:table-cell table:formula="=C7*G7" table:style-name="transparent_fiat"/>
          <table:table-cell table:formula="=H7-E7" table:style-name="transparent_fiat"/>
          <table:table-cell table:formula="=(H7-E7)/E7" table:style-name="transparent_percent"/>
          <table:table-cell table:formula="=I7/SUM(E$4:E$9)" table:style-name="transparent_percent"/>
          <table:table-cell table:formula="=H7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2.29" office:value-type="float" table:style-name="transparent_crypto"/>
          <table:table-cell office:value="15100.0" office:value-type="float" table:style-name="transparent_fiat"/>
          <table:table-cell office:value="34579.0" office:value-type="float" table:style-name="transparent_fiat"/>
          <table:table-cell office:value="0.06905221201119885" office:value-type="float" table:style-name="transparent_percent"/>
          <table:table-cell table:formula="=IF(VLOOKUP(A8;$__test_Input.A:B;2;0)=&quot;Enter asset value&quot;;&quot;See Input tab&quot;;VLOOKUP(A8;$__test_Input.A:B;2;0)" table:style-name="transparent_fiat"/>
          <table:table-cell table:formula="=C8*G8" table:style-name="transparent_fiat"/>
          <table:table-cell table:formula="=H8-E8" table:style-name="transparent_fiat"/>
          <table:table-cell table:formula="=(H8-E8)/E8" table:style-name="transparent_percent"/>
          <table:table-cell table:formula="=I8/SUM(E$4:E$9)" table:style-name="transparent_percent"/>
          <table:table-cell table:formula="=H8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019298434797889633" office:value-type="float" table:style-name="transparent_percent"/>
          <table:table-cell table:formula="=IF(VLOOKUP(A9;$__test_Input.A:B;2;0)=&quot;Enter asset value&quot;;&quot;See Input tab&quot;;VLOOKUP(A9;$__test_Input.A:B;2;0)" table:style-name="transparent_fiat"/>
          <table:table-cell table:formula="=C9*G9" table:style-name="transparent_fiat"/>
          <table:table-cell table:formula="=H9-E9" table:style-name="transparent_fiat"/>
          <table:table-cell table:formula="=(H9-E9)/E9" table:style-name="transparent_percent"/>
          <table:table-cell table:formula="=I9/SUM(E$4:E$9)" table:style-name="transparent_percent"/>
          <table:table-cell table:formula="=H9/SUM(H$4:H$9)" table:style-name="transparent_percent"/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H$4:H$9)" table:style-name="bold_border_fiat"/>
          <table:table-cell table:formula="=SUMIF(B$4:B$9;&quot;Bob&quot;;I$4:I$9)" table:style-name="bold_border_fiat"/>
          <table:table-cell table:formula="=(H10-E10)/E10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H$4:H$9)" table:style-name="bold_border_fiat"/>
          <table:table-cell table:formula="=SUMIF(B$4:B$9;&quot;Alice&quot;;I$4:I$9)" table:style-name="bold_border_fiat"/>
          <table:table-cell table:formula="=(H11-E11)/E11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__test_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9)" table:style-name="bold_border_fiat"/>
          <table:table-cell table:formula="=SUM(I$4:I$9)" table:style-name="bold_border_fiat"/>
          <table:table-cell table:formula="=(H12-E12)/E12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__test_Asset - Exchange" table:style-name="ta1">
        <table:table-column table:style-name="co13" table:default-cell-style-name="ce43"/>
        <table:table-column table:style-name="co13" table:default-cell-style-name="ce43"/>
        <table:table-column table:style-name="co17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__test_Open Positions by Asset and Exchange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50"/>
          <table:table-cell table:style-name="ce44"/>
          <table:table-cell table:style-name="ce45" office:value-type="string">
            <text:p>__test_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__test_Crypto</text:p>
          </table:table-cell>
          <table:table-cell office:value-type="string">
            <text:p>__test_JPY Per Unit</text:p>
          </table:table-cell>
          <table:table-cell office:value-type="string">
            <text:p>__test_JPY Unrealized</text:p>
          </table:table-cell>
          <table:table-cell office:value-type="string">
            <text:p>__test_Cost Basis</text:p>
          </table:table-cell>
          <table:table-cell office:value-type="string">
            <text:p>__test_JPY Per Unit</text:p>
          </table:table-cell>
          <table:table-cell office:value-type="string">
            <text:p>__test_JPY Unrealized</text:p>
          </table:table-cell>
          <table:table-cell office:value-type="string">
            <text:p>__test_JPY Unrealized</text:p>
          </table:table-cell>
          <table:table-cell office:value-type="string">
            <text:p>__test_JPY Unrealized</text:p>
          </table:table-cell>
          <table:table-cell table:style-name="ce47" office:value-type="string">
            <text:p>__test_Unrealized G/L of</text:p>
          </table:table-cell>
          <table:table-cell office:value-type="string">
            <text:p>__test_JPY Unrealized</text:p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Holder</text:p>
          </table:table-cell>
          <table:table-cell office:value-type="string">
            <text:p>__test_Exchange</text:p>
          </table:table-cell>
          <table:table-cell office:value-type="string">
            <text:p>__test_Balance</text:p>
          </table:table-cell>
          <table:table-cell office:value-type="string">
            <text:p>__test_Cost Basis</text:p>
          </table:table-cell>
          <table:table-cell office:value-type="string">
            <text:p>__test_Cost Basis</text:p>
          </table:table-cell>
          <table:table-cell office:value-type="string">
            <text:p>__test_Weight %</text:p>
          </table:table-cell>
          <table:table-cell office:value-type="string">
            <text:p>__test_Input Price</text:p>
          </table:table-cell>
          <table:table-cell office:value-type="string">
            <text:p>__test_Value</text:p>
          </table:table-cell>
          <table:table-cell office:value-type="string">
            <text:p>__test_Gain / Loss</text:p>
          </table:table-cell>
          <table:table-cell office:value-type="string">
            <text:p>__test_Gain / Loss %</text:p>
          </table:table-cell>
          <table:table-cell table:style-name="ce48" office:value-type="string">
            <text:p>__test_Total Cost Basis %</text:p>
          </table:table-cell>
          <table:table-cell office:value-type="string">
            <text:p>__test_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5.0" office:value-type="float" table:style-name="transparent_crypto"/>
          <table:table-cell office:value="13733.333333333334" office:value-type="float" table:style-name="transparent_fiat"/>
          <table:table-cell office:value="68666.66666666667" office:value-type="float" table:style-name="transparent_fiat"/>
          <table:table-cell office:value="0.13712326049825002" office:value-type="float" table:style-name="transparent_percent"/>
          <table:table-cell table:formula="=IF(VLOOKUP(A4;$__test_Input.A:B;2;0)=&quot;Enter asset value&quot;;&quot;See Input tab&quot;;VLOOKUP(A4;$__test_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12)" table:style-name="transparent_percent"/>
          <table:table-cell table:formula="=I4/SUM(I$4:I$12)" table:style-name="transparent_percent"/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0.0" office:value-type="float" table:style-name="transparent_crypto"/>
          <table:table-cell office:value="13733.333333333334" office:value-type="float" table:style-name="transparent_fiat"/>
          <table:table-cell office:value="137333.33333333334" office:value-type="float" table:style-name="transparent_fiat"/>
          <table:table-cell office:value="0.27424652099650004" office:value-type="float" table:style-name="transparent_percent"/>
          <table:table-cell table:formula="=IF(VLOOKUP(A5;$__test_Input.A:B;2;0)=&quot;Enter asset value&quot;;&quot;See Input tab&quot;;VLOOKUP(A5;$__test_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12)" table:style-name="transparent_percent"/>
          <table:table-cell table:formula="=I5/SUM(I$4:I$12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3.0" office:value-type="float" table:style-name="transparent_crypto"/>
          <table:table-cell office:value="15100.0" office:value-type="float" table:style-name="transparent_fiat"/>
          <table:table-cell office:value="45300.0" office:value-type="float" table:style-name="transparent_fiat"/>
          <table:table-cell office:value="0.09046141311510765" office:value-type="float" table:style-name="transparent_percent"/>
          <table:table-cell table:formula="=IF(VLOOKUP(A6;$__test_Input.A:B;2;0)=&quot;Enter asset value&quot;;&quot;See Input tab&quot;;VLOOKUP(A6;$__test_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12)" table:style-name="transparent_percent"/>
          <table:table-cell table:formula="=I6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7.09" office:value-type="float" table:style-name="transparent_crypto"/>
          <table:table-cell office:value="13745.679839249833" office:value-type="float" table:style-name="transparent_fiat"/>
          <table:table-cell office:value="97456.87006028132" office:value-type="float" table:style-name="transparent_fiat"/>
          <table:table-cell office:value="0.19461558903815618" office:value-type="float" table:style-name="transparent_percent"/>
          <table:table-cell table:formula="=IF(VLOOKUP(A7;$__test_Input.A:B;2;0)=&quot;Enter asset value&quot;;&quot;See Input tab&quot;;VLOOKUP(A7;$__test_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12)" table:style-name="transparent_percent"/>
          <table:table-cell table:formula="=I7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7.2" office:value-type="float" table:style-name="transparent_crypto"/>
          <table:table-cell office:value="13745.679839249833" office:value-type="float" table:style-name="transparent_fiat"/>
          <table:table-cell office:value="98968.89484259879" office:value-type="float" table:style-name="transparent_fiat"/>
          <table:table-cell office:value="0.19763501284551827" office:value-type="float" table:style-name="transparent_percent"/>
          <table:table-cell table:formula="=IF(VLOOKUP(A8;$__test_Input.A:B;2;0)=&quot;Enter asset value&quot;;&quot;See Input tab&quot;;VLOOKUP(A8;$__test_Input.A:B;2;0)" table:style-name="transparent_fiat"/>
          <table:table-cell table:formula="=D8*H8" table:style-name="transparent_fiat"/>
          <table:table-cell table:formula="=I8-F8" table:style-name="transparent_fiat"/>
          <table:table-cell table:formula="=(I8-F8)/F8" table:style-name="transparent_percent"/>
          <table:table-cell table:formula="=J8/SUM(F$4:F$12)" table:style-name="transparent_percent"/>
          <table:table-cell table:formula="=I8/SUM(I$4:I$12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3745.679839249833" office:value-type="float" table:style-name="transparent_fiat"/>
          <table:table-cell office:value="8797.235097119892" office:value-type="float" table:style-name="transparent_fiat"/>
          <table:table-cell office:value="0.0175675566973794" office:value-type="float" table:style-name="transparent_percent"/>
          <table:table-cell table:formula="=IF(VLOOKUP(A9;$__test_Input.A:B;2;0)=&quot;Enter asset value&quot;;&quot;See Input tab&quot;;VLOOKUP(A9;$__test_Input.A:B;2;0)" table:style-name="transparent_fiat"/>
          <table:table-cell table:formula="=D9*H9" table:style-name="transparent_fiat"/>
          <table:table-cell table:formula="=I9-F9" table:style-name="transparent_fiat"/>
          <table:table-cell table:formula="=(I9-F9)/F9" table:style-name="transparent_percent"/>
          <table:table-cell table:formula="=J9/SUM(F$4:F$12)" table:style-name="transparent_percent"/>
          <table:table-cell table:formula="=I9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2.09" office:value-type="float" table:style-name="transparent_crypto"/>
          <table:table-cell office:value="15100.0" office:value-type="float" table:style-name="transparent_fiat"/>
          <table:table-cell office:value="31559.0" office:value-type="float" table:style-name="transparent_fiat"/>
          <table:table-cell office:value="0.06302145113685834" office:value-type="float" table:style-name="transparent_percent"/>
          <table:table-cell table:formula="=IF(VLOOKUP(A10;$__test_Input.A:B;2;0)=&quot;Enter asset value&quot;;&quot;See Input tab&quot;;VLOOKUP(A10;$__test_Input.A:B;2;0)" table:style-name="transparent_fiat"/>
          <table:table-cell table:formula="=D10*H10" table:style-name="transparent_fiat"/>
          <table:table-cell table:formula="=I10-F10" table:style-name="transparent_fiat"/>
          <table:table-cell table:formula="=(I10-F10)/F10" table:style-name="transparent_percent"/>
          <table:table-cell table:formula="=J10/SUM(F$4:F$12)" table:style-name="transparent_percent"/>
          <table:table-cell table:formula="=I10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0.2" office:value-type="float" table:style-name="transparent_crypto"/>
          <table:table-cell office:value="15100.0" office:value-type="float" table:style-name="transparent_fiat"/>
          <table:table-cell office:value="3020.0" office:value-type="float" table:style-name="transparent_fiat"/>
          <table:table-cell office:value="0.00603076087434051" office:value-type="float" table:style-name="transparent_percent"/>
          <table:table-cell table:formula="=IF(VLOOKUP(A11;$__test_Input.A:B;2;0)=&quot;Enter asset value&quot;;&quot;See Input tab&quot;;VLOOKUP(A11;$__test_Input.A:B;2;0)" table:style-name="transparent_fiat"/>
          <table:table-cell table:formula="=D11*H11" table:style-name="transparent_fiat"/>
          <table:table-cell table:formula="=I11-F11" table:style-name="transparent_fiat"/>
          <table:table-cell table:formula="=(I11-F11)/F11" table:style-name="transparent_percent"/>
          <table:table-cell table:formula="=J11/SUM(F$4:F$12)" table:style-name="transparent_percent"/>
          <table:table-cell table:formula="=I11/SUM(I$4:I$12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019298434797889633" office:value-type="float" table:style-name="transparent_percent"/>
          <table:table-cell table:formula="=IF(VLOOKUP(A12;$__test_Input.A:B;2;0)=&quot;Enter asset value&quot;;&quot;See Input tab&quot;;VLOOKUP(A12;$__test_Input.A:B;2;0)" table:style-name="transparent_fiat"/>
          <table:table-cell table:formula="=D12*H12" table:style-name="transparent_fiat"/>
          <table:table-cell table:formula="=I12-F12" table:style-name="transparent_fiat"/>
          <table:table-cell table:formula="=(I12-F12)/F12" table:style-name="transparent_percent"/>
          <table:table-cell table:formula="=J12/SUM(F$4:F$12)" table:style-name="transparent_percent"/>
          <table:table-cell table:formula="=I12/SUM(I$4:I$12)" table:style-name="transparent_percent"/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Bob&quot;;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Bob&quot;;I$4:I$12)" table:style-name="bold_border_fiat"/>
          <table:table-cell table:formula="=SUMIF(B$4:B$12;&quot;Bob&quot;;J$4:J$12)" table:style-name="bold_border_fiat"/>
          <table:table-cell table:formula="=(I13-F13)/F13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__test_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Alice&quot;;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2;&quot;Alice&quot;;I$4:I$12)" table:style-name="bold_border_fiat"/>
          <table:table-cell table:formula="=SUMIF(B$4:B$12;&quot;Alice&quot;;J$4:J$12)" table:style-name="bold_border_fiat"/>
          <table:table-cell table:formula="=(I14-F14)/F14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__test_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12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12)" table:style-name="bold_border_fiat"/>
          <table:table-cell table:formula="=SUM(J$4:J$12)" table:style-name="bold_border_fiat"/>
          <table:table-cell table:formula="=(I15-F15)/F15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__test_Input" table:style-name="ta1">
        <table:table-column table:style-name="co13" table:default-cell-style-name="ce43"/>
        <table:table-column table:style-name="co17" table:default-cell-style-name="ce43"/>
        <table:table-column table:style-name="co9" table:default-cell-style-name="Default"/>
        <table:table-row table:style-name="ro1">
          <table:table-cell table:style-name="ce42" office:value-type="string">
            <text:p>__test_Asset Price Lookup Table</text:p>
          </table:table-cell>
          <table:table-cell table:style-name="ce44"/>
          <table:table-cell/>
        </table:table-row>
        <table:table-row table:style-name="ro2">
          <table:table-cell office:value-type="string">
            <text:p>__test_Crypto</text:p>
          </table:table-cell>
          <table:table-cell office:value-type="string">
            <text:p/>
          </table:table-cell>
          <table:table-cell/>
        </table:table-row>
        <table:table-row table:style-name="ro2">
          <table:table-cell office:value-type="string">
            <text:p>__test_Asset</text:p>
          </table:table-cell>
          <table:table-cell office:value-type="string">
            <text:p>__test_Price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7T00:17:04.702005</dc:date>
    <meta:editing-duration>P1DT18H30M14S</meta:editing-duration>
    <meta:editing-cycles>172</meta:editing-cycles>
    <meta:generator>http://pypi.python.org/pypi/ezodf/0.1.0$Python3.10.2 (main, Feb  2 2022, 05:51:25) [Clang 13.0.0 (clang-1300.0.29.3)]</meta:generator>
    <meta:document-statistic meta:table-count="5" meta:cell-count="100" meta:object-count="0"/>
  </office:meta>
</office:document-meta>
</file>